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Practice Exercises for Variables and Assignments</text:h>
      <text:p text:style-name="Text_20_body">Solve each of the practice exercises below. Each problem includes two CodeSkulptor links: one for a template that you should use as a starting point for your solution and one to our solution to the exercise. (Note that these exercises may take longer than 10 minutes as indicated on Coursera's course content page.) </text:p>
      <text:p text:style-name="Text_20_body">Note that most of the problems below are variants of similar problems from the <text:a xlink:type="simple" xlink:href="https://www.coursera.org/learn/python-programming/supplement/Yx3m0/practice-exercise-for-expressions" office:target-frame-name="_blank" xlink:show="new" text:style-name="Internet_20_link" text:visited-style-name="Visited_20_Internet_20_Link">Practice Exercises for Expressions</text:a>. Please reference that assignment for any relevant formulas that you will need for these exercises.</text:p>
      <text:list xml:id="list1559794057" text:style-name="L1">
        <text:list-item>
          <text:p text:style-name="P2">Given a template that pre-defines a variable <text:bookmark text:name="MathJax-Element-1-Frame"/>, write an assignment statement that defines a variable <text:bookmark text:name="MathJax-Element-2-Frame"/>whose value is the number of feet in <text:bookmark text:name="MathJax-Element-3-Frame"/>miles. <text:a xlink:type="simple" xlink:href="http://py3.codeskulptor.org/#exercises3_var_miles_to_feet_template.py" office:target-frame-name="_blank" xlink:show="new" text:style-name="Internet_20_link" text:visited-style-name="Visited_20_Internet_20_Link"><text:span text:style-name="T1">Miles to feet template</text:span></text:a> --- <text:a xlink:type="simple" xlink:href="http://py3.codeskulptor.org/#exercises3_var_miles_to_feet_solution.py" office:target-frame-name="_blank" xlink:show="new" text:style-name="Internet_20_link" text:visited-style-name="Visited_20_Internet_20_Link">Miles to feet solution</text:a></text:p>
        </text:list-item>
        <text:list-item>
          <text:p text:style-name="P2">Given a template that pre-defines three variables <text:bookmark text:name="MathJax-Element-4-Frame"/>, <text:bookmark text:name="MathJax-Element-5-Frame"/>and <text:bookmark text:name="MathJax-Element-6-Frame"/>, write an assignment statement that updates the variable <text:bookmark text:name="MathJax-Element-7-Frame"/>to have a value corresponding to the total number of seconds for <text:bookmark text:name="MathJax-Element-8-Frame"/>hours, <text:bookmark text:name="MathJax-Element-9-Frame"/>minutes and <text:bookmark text:name="MathJax-Element-10-Frame"/>seconds. <text:a xlink:type="simple" xlink:href="http://py3.codeskulptor.org/#exercises3_var_hours_to_seconds_template.py" office:target-frame-name="_blank" xlink:show="new" text:style-name="Internet_20_link" text:visited-style-name="Visited_20_Internet_20_Link">Hours to second template</text:a> --- <text:a xlink:type="simple" xlink:href="http://py3.codeskulptor.org/#exercises3_var_hours_to_seconds_solution.py" office:target-frame-name="_blank" xlink:show="new" text:style-name="Internet_20_link" text:visited-style-name="Visited_20_Internet_20_Link">Hours to second solution</text:a></text:p>
        </text:list-item>
        <text:list-item>
          <text:p text:style-name="P2">Given a template that pre-defines the variables <text:bookmark text:name="MathJax-Element-11-Frame"/>and <text:bookmark text:name="MathJax-Element-12-Frame"/>that are the lengths of the sides of a rectangle, write an assignment statement that defines a variable <text:bookmark text:name="MathJax-Element-13-Frame"/>whose value is the perimeter of the rectangle in inches. <text:a xlink:type="simple" xlink:href="http://py3.codeskulptor.org/#exercises3_var_perimeter_of_rectangle_template.py" office:target-frame-name="_blank" xlink:show="new" text:style-name="Internet_20_link" text:visited-style-name="Visited_20_Internet_20_Link">Perimeter of rectangle template</text:a> --- <text:a xlink:type="simple" xlink:href="http://py3.codeskulptor.org/#exercises3_var_perimeter_of_rectangle_solution.py" office:target-frame-name="_blank" xlink:show="new" text:style-name="Internet_20_link" text:visited-style-name="Visited_20_Internet_20_Link">Perimeter of rectangle solution</text:a></text:p>
        </text:list-item>
        <text:list-item>
          <text:p text:style-name="P2">Given a template that pre-defines the variables <text:bookmark text:name="MathJax-Element-14-Frame"/>and <text:bookmark text:name="MathJax-Element-15-Frame"/>that are the lengths of the sides of a rectangle, write an assignment statement that defines a variable <text:bookmark text:name="MathJax-Element-16-Frame"/>whose value is the area of the rectangle in square inches. <text:a xlink:type="simple" xlink:href="http://py3.codeskulptor.org/#exercises3_var_area_of_rectangle_template.py" office:target-frame-name="_blank" xlink:show="new" text:style-name="Internet_20_link" text:visited-style-name="Visited_20_Internet_20_Link">Area of rectangle template</text:a> --- <text:a xlink:type="simple" xlink:href="http://py3.codeskulptor.org/#exercises3_var_area_of_rectangle_solution.py" office:target-frame-name="_blank" xlink:show="new" text:style-name="Internet_20_link" text:visited-style-name="Visited_20_Internet_20_Link">Area of rectangle solution</text:a></text:p>
        </text:list-item>
        <text:list-item>
          <text:p text:style-name="P2">Given a template that pre-defines the constant <text:bookmark text:name="MathJax-Element-17-Frame"/>and the variable <text:bookmark text:name="MathJax-Element-18-Frame"/>corresponding to the radius of a circle in inches, write an assignment statement that defines a variable <text:bookmark text:name="MathJax-Element-19-Frame"/>whose value is the circumference of a circle with radius <text:bookmark text:name="MathJax-Element-20-Frame"/>in inches. <text:a xlink:type="simple" xlink:href="http://py3.codeskulptor.org/#exercises3_var_circumference_of_circle_template.py" office:target-frame-name="_blank" xlink:show="new" text:style-name="Internet_20_link" text:visited-style-name="Visited_20_Internet_20_Link">Circumference of circle template</text:a> --- <text:a xlink:type="simple" xlink:href="http://py3.codeskulptor.org/#exercises3_var_circumference_of_circle_solution.py" office:target-frame-name="_blank" xlink:show="new" text:style-name="Internet_20_link" text:visited-style-name="Visited_20_Internet_20_Link">Circumference of circle solution</text:a></text:p>
        </text:list-item>
        <text:list-item>
          <text:p text:style-name="P2">Given a template that pre-defines the constant <text:bookmark text:name="MathJax-Element-21-Frame"/>and the variable <text:bookmark text:name="MathJax-Element-22-Frame"/>corresponding to the radius of a circle in inches, write an assignment statement that defines a variable <text:bookmark text:name="MathJax-Element-23-Frame"/>whose value is the area of a circle with radius <text:bookmark text:name="MathJax-Element-24-Frame"/>in square inches.<text:a xlink:type="simple" xlink:href="http://py3.codeskulptor.org/#exercises3_var_area_of_circle_template.py" office:target-frame-name="_blank" xlink:show="new" text:style-name="Internet_20_link" text:visited-style-name="Visited_20_Internet_20_Link">Area of circle template</text:a> --- <text:a xlink:type="simple" xlink:href="http://py3.codeskulptor.org/#exercises3_var_area_of_circle_solution.py" office:target-frame-name="_blank" xlink:show="new" text:style-name="Internet_20_link" text:visited-style-name="Visited_20_Internet_20_Link">Area of circle solution</text:a></text:p>
        </text:list-item>
        <text:list-item>
          <text:p text:style-name="P2">Given the pre-defined variables <text:bookmark text:name="MathJax-Element-25-Frame"/>, <text:bookmark text:name="MathJax-Element-26-Frame"/>and <text:bookmark text:name="MathJax-Element-27-Frame"/>, write an assignment statement that define a variable <text:bookmark text:name="MathJax-Element-28-Frame"/>whose value is <text:bookmark text:name="MathJax-Element-29-Frame"/>dollars invested at <text:bookmark text:name="MathJax-Element-30-Frame"/>percent interest, compounded annually for <text:bookmark text:name="MathJax-Element-31-Frame"/>years. <text:a xlink:type="simple" xlink:href="http://py3.codeskulptor.org/#exercises3_var_future_value_template.py" office:target-frame-name="_blank" xlink:show="new" text:style-name="Internet_20_link" text:visited-style-name="Visited_20_Internet_20_Link">Future value template</text:a> --- <text:a xlink:type="simple" xlink:href="http://py3.codeskulptor.org/#exercises3_var_future_value_solution.py" office:target-frame-name="_blank" xlink:show="new" text:style-name="Internet_20_link" text:visited-style-name="Visited_20_Internet_20_Link">Future value solution</text:a></text:p>
        </text:list-item>
        <text:list-item>
          <text:p text:style-name="P2"><text:soft-page-break/>Give the pre-defined variables <text:bookmark text:name="MathJax-Element-32-Frame"/>and <text:bookmark text:name="MathJax-Element-33-Frame"/>, write an assignment statement that defines the variable <text:bookmark text:name="MathJax-Element-34-Frame"/>whose value is the string "My name is % %." where the percents should be replaced by <text:bookmark text:name="MathJax-Element-35-Frame"/>and <text:bookmark text:name="MathJax-Element-36-Frame"/>. Remember that, in Python, you can use the <text:bookmark text:name="MathJax-Element-37-Frame"/>operator on strings to concatenate (i.e. join) them together into a single string. <text:a xlink:type="simple" xlink:href="http://py3.codeskulptor.org/#exercises3_var_nametag_template.py" office:target-frame-name="_blank" xlink:show="new" text:style-name="Internet_20_link" text:visited-style-name="Visited_20_Internet_20_Link">Name tag template</text:a> --- <text:a xlink:type="simple" xlink:href="http://py3.codeskulptor.org/#exercises3_var_nametag_solution.py" office:target-frame-name="_blank" xlink:show="new" text:style-name="Internet_20_link" text:visited-style-name="Visited_20_Internet_20_Link">Name tag solution</text:a></text:p>
        </text:list-item>
        <text:list-item>
          <text:p text:style-name="P2">Given the pre-defined variables <text:bookmark text:name="MathJax-Element-38-Frame"/>(a string) and <text:bookmark text:name="MathJax-Element-39-Frame"/>(a number), write an assignment statement that defines a variable <text:bookmark text:name="MathJax-Element-40-Frame"/>whose value is the string <text:bookmark text:name="MathJax-Element-41-Frame"/>where the percents should be replaced by <text:bookmark text:name="MathJax-Element-42-Frame"/>and the string form of <text:bookmark text:name="MathJax-Element-43-Frame"/>. <text:a xlink:type="simple" xlink:href="http://py3.codeskulptor.org/#exercises3_var_nameage_template.py" office:target-frame-name="_blank" xlink:show="new" text:style-name="Internet_20_link" text:visited-style-name="Visited_20_Internet_20_Link">Name and age template</text:a> --- <text:a xlink:type="simple" xlink:href="http://py3.codeskulptor.org/#exercises3_var_nameage_solution.py" office:target-frame-name="_blank" xlink:show="new" text:style-name="Internet_20_link" text:visited-style-name="Visited_20_Internet_20_Link">Name and age solution</text:a></text:p>
        </text:list-item>
        <text:list-item>
          <text:p text:style-name="P2"><text:span text:style-name="Strong_20_Emphasis">Challenge:</text:span> Given the variables <text:bookmark text:name="MathJax-Element-44-Frame"/>, <text:bookmark text:name="MathJax-Element-45-Frame"/>, <text:bookmark text:name="MathJax-Element-46-Frame"/>, and <text:bookmark text:name="MathJax-Element-47-Frame"/>, write an assignment statement that defines a variable <text:bookmark text:name="MathJax-Element-48-Frame"/>whose values is the distance between the points <text:bookmark text:name="MathJax-Element-49-Frame"/>and <text:bookmark text:name="MathJax-Element-50-Frame"/>. <text:a xlink:type="simple" xlink:href="http://py3.codeskulptor.org/#exercises3_var_point_distance_template.py" office:target-frame-name="_blank" xlink:show="new" text:style-name="Internet_20_link" text:visited-style-name="Visited_20_Internet_20_Link">Point distance template</text:a> --- <text:a xlink:type="simple" xlink:href="http://py3.codeskulptor.org/#exercises3_var_point_distance_solution.py" office:target-frame-name="_blank" xlink:show="new" text:style-name="Internet_20_link" text:visited-style-name="Visited_20_Internet_20_Link">Point distance solution</text:a></text:p>
        </text:list-item>
        <text:list-item>
          <text:p text:style-name="P1"><text:span text:style-name="Strong_20_Emphasis">Challenge:</text:span><text:a xlink:type="simple" xlink:href="http://en.wikipedia.org/wiki/Heron's_formula" office:target-frame-name="_blank" xlink:show="new" text:style-name="Internet_20_link" text:visited-style-name="Visited_20_Internet_20_Link">Heron's formula</text:a> states the area of a triangle is <text:bookmark text:name="MathJax-Element-51-Frame"/>where <text:bookmark text:name="MathJax-Element-52-Frame"/>, <text:bookmark text:name="MathJax-Element-53-Frame"/>and <text:bookmark text:name="MathJax-Element-54-Frame"/>are the lengths of the sides of the triangle and <text:bookmark text:name="MathJax-Element-55-Frame"/>is thesemi-perimeterof the triangle. Given the variables <text:bookmark text:name="MathJax-Element-56-Frame"/>, <text:bookmark text:name="MathJax-Element-57-Frame"/>, <text:bookmark text:name="MathJax-Element-58-Frame"/>, <text:bookmark text:name="MathJax-Element-59-Frame"/>, <text:bookmark text:name="MathJax-Element-60-Frame"/>, and <text:bookmark text:name="MathJax-Element-61-Frame"/>, write a Python program that computes a variable <text:bookmark text:name="MathJax-Element-62-Frame"/>whose value is the area of the triangle with vertices <text:bookmark text:name="MathJax-Element-63-Frame"/>, <text:bookmark text:name="MathJax-Element-64-Frame"/>and <text:bookmark text:name="MathJax-Element-65-Frame"/>. (Hint: our solution uses five assignment statements.) <text:a xlink:type="simple" xlink:href="http://py3.codeskulptor.org/#exercises3_var_area_of_triangle_template.py" office:target-frame-name="_blank" xlink:show="new" text:style-name="Internet_20_link" text:visited-style-name="Visited_20_Internet_20_Link">Triangle area template</text:a> --- <text:a xlink:type="simple" xlink:href="http://py3.codeskulptor.org/#exercises3_var_area_of_triangle_solution.py" office:target-frame-name="_blank" xlink:show="new" text:style-name="Internet_20_link" text:visited-style-name="Visited_20_Internet_20_Link">Triangle area solution</text:a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DejaVu Serif" fo:font-family="'DejaVu Serif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0:50:51.375138479</meta:creation-date>
    <dc:date>2017-12-05T10:51:39.701874175</dc:date>
    <meta:editing-duration>PT48S</meta:editing-duration>
    <meta:editing-cycles>1</meta:editing-cycles>
    <meta:document-statistic meta:table-count="0" meta:image-count="0" meta:object-count="0" meta:page-count="2" meta:paragraph-count="14" meta:word-count="611" meta:character-count="3630" meta:non-whitespace-character-count="3043"/>
    <meta:generator>LibreOffice/5.3.7.2.0$Linux_X86_64 LibreOffice_project/30m0$Build-2</meta:generator>
  </office:meta>
</office:document-meta>
</file>